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set2_wildcard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verage Epoch</text:p>
          </table:table-cell>
          <table:table-cell office:value-type="string" calcext:value-type="string">
            <text:p>Mutation rat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652.666666666667" calcext:value-type="float">
            <text:p>652.66666666666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25.333333333333" calcext:value-type="float">
            <text:p>325.33333333333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" meta:object-count="0"/>
    <meta:generator>LibreOffice/6.0.6.2$Linux_X86_64 LibreOffice_project/00m0$Build-2</meta:generator>
  </office:meta>
</office:document-meta>
</file>